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50000033D6D081546BB5C7B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1689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1398in" svg:width="11.6902in" svg:height="8.1in" draw:z-index="0"><draw:image xlink:href="Pictures/10000001000004950000033D6D081546BB5C7B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6:45:04.344028147</meta:creation-date>
    <dc:date>2024-03-07T16:46:55.902242678</dc:date>
    <meta:editing-duration>PT1M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